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40000042B4F77F277A3CA7838.png" manifest:media-type="image/png"/>
  <manifest:file-entry manifest:full-path="Pictures/1000486F00003C10000088D55C45ABCA50F479FF.svg" manifest:media-type="image/svg+xml"/>
  <manifest:file-entry manifest:full-path="Pictures/100002010000007F0000015B029C9511600CD843.png" manifest:media-type="image/png"/>
  <manifest:file-entry manifest:full-path="Pictures/10000201000002820000030B04D902C2C25D11DE.png" manifest:media-type="image/png"/>
  <manifest:file-entry manifest:full-path="Pictures/10003448000014AC0000211E8469360F0201ED64.svg" manifest:media-type="image/svg+xml"/>
  <manifest:file-entry manifest:full-path="Pictures/10000201000000C800000140774F2241C156F744.png" manifest:media-type="image/png"/>
  <manifest:file-entry manifest:full-path="Pictures/100002010000011F0000015C580EFF8D97A06687.png" manifest:media-type="image/png"/>
  <manifest:file-entry manifest:full-path="Pictures/10000B5900000D22000023E4ACA160A8A0E5B8C6.svg" manifest:media-type="image/svg+xml"/>
  <manifest:file-entry manifest:full-path="Pictures/10002A710000915B0000B06AE4C883BEAB9C0C99.svg" manifest:media-type="image/svg+xml"/>
  <manifest:file-entry manifest:full-path="Pictures/1000115F00001DA2000023F477C99BA2107F350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63cm, 0cm, 0cm)" draw:image-opacity="100%" style:mirror="none"/>
    </style:style>
    <style:style style:name="gr3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Výchozí">
        <draw:frame draw:style-name="gr1" draw:text-style-name="P1" draw:layer="layout" svg:width="5cm" svg:height="6.06cm" svg:x="1.4cm" svg:y="1.14cm">
          <draw:image xlink:href="Pictures/10002A710000915B0000B06AE4C883BEAB9C0C99.svg" xlink:type="simple" xlink:show="embed" xlink:actuate="onLoad" loext:mime-type="image/svg+xml">
            <text:p/>
          </draw:image>
          <draw:image xlink:href="Pictures/10000201000002820000030B04D902C2C25D11DE.png" xlink:type="simple" xlink:show="embed" xlink:actuate="onLoad" loext:mime-type="image/png"/>
        </draw:frame>
        <draw:frame draw:style-name="gr1" draw:text-style-name="P1" draw:layer="layout" svg:width="5cm" svg:height="6.06cm" svg:x="8.4cm" svg:y="1.24cm">
          <draw:image xlink:href="Pictures/10002A710000915B0000B06AE4C883BEAB9C0C99.svg" xlink:type="simple" xlink:show="embed" xlink:actuate="onLoad" loext:mime-type="image/svg+xml">
            <text:p/>
          </draw:image>
          <draw:image xlink:href="Pictures/10000201000002820000030B04D902C2C25D11DE.png" xlink:type="simple" xlink:show="embed" xlink:actuate="onLoad" loext:mime-type="image/png"/>
        </draw:frame>
        <draw:frame draw:style-name="gr1" draw:text-style-name="P1" draw:layer="layout" svg:width="3.62cm" svg:height="5.47cm" svg:x="15.08cm" svg:y="1.23cm">
          <draw:image xlink:href="Pictures/10003448000014AC0000211E8469360F0201ED64.svg" xlink:type="simple" xlink:show="embed" xlink:actuate="onLoad" loext:mime-type="image/svg+xml">
            <text:p/>
          </draw:image>
          <draw:image xlink:href="Pictures/10000201000000C800000140774F2241C156F744.png" xlink:type="simple" xlink:show="embed" xlink:actuate="onLoad" loext:mime-type="image/png"/>
        </draw:frame>
        <draw:frame draw:style-name="gr2" draw:text-style-name="P1" draw:layer="layout" svg:width="1.304cm" svg:height="2.826cm" svg:x="1.315cm" svg:y="8.1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  <draw:frame draw:style-name="gr1" draw:text-style-name="P1" draw:layer="layout" svg:width="1.137cm" svg:height="3.099cm" svg:x="3.712cm" svg:y="13.223cm">
          <draw:image xlink:href="Pictures/10000B5900000D22000023E4ACA160A8A0E5B8C6.svg" xlink:type="simple" xlink:show="embed" xlink:actuate="onLoad" loext:mime-type="image/svg+xml">
            <text:p/>
          </draw:image>
          <draw:image xlink:href="Pictures/100002010000007F0000015B029C9511600CD843.png" xlink:type="simple" xlink:show="embed" xlink:actuate="onLoad" loext:mime-type="image/png"/>
        </draw:frame>
        <draw:frame draw:style-name="gr2" draw:text-style-name="P1" draw:layer="layout" svg:width="1.297cm" svg:height="2.842cm" svg:x="1.369cm" svg:y="11.473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  <draw:frame draw:style-name="gr2" draw:text-style-name="P1" draw:layer="layout" svg:width="1.295cm" svg:height="2.826cm" svg:x="1.482cm" svg:y="14.754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  <draw:frame draw:style-name="gr1" draw:text-style-name="P1" draw:layer="layout" svg:width="1.128cm" svg:height="3.099cm" svg:x="3.887cm" svg:y="9.358cm">
          <draw:image xlink:href="Pictures/10000B5900000D22000023E4ACA160A8A0E5B8C6.svg" xlink:type="simple" xlink:show="embed" xlink:actuate="onLoad" loext:mime-type="image/svg+xml">
            <text:p/>
          </draw:image>
          <draw:image xlink:href="Pictures/100002010000007F0000015B029C9511600CD843.png" xlink:type="simple" xlink:show="embed" xlink:actuate="onLoad" loext:mime-type="image/png"/>
        </draw:frame>
        <draw:frame draw:style-name="gr3" draw:text-style-name="P2" draw:layer="layout" svg:width="0.79cm" svg:height="1.817cm" svg:x="15.996cm" svg:y="8.9cm">
          <draw:image xlink:href="Pictures/1000486F00003C10000088D55C45ABCA50F479FF.svg" xlink:type="simple" xlink:show="embed" xlink:actuate="onLoad" loext:mime-type="image/svg+xml">
            <text:p/>
          </draw:image>
          <draw:image xlink:href="Pictures/10000201000001D40000042B4F77F277A3CA7838.png" xlink:type="simple" xlink:show="embed" xlink:actuate="onLoad" loext:mime-type="image/png"/>
        </draw:frame>
        <draw:frame draw:style-name="gr3" draw:text-style-name="P2" draw:layer="layout" svg:width="0.805cm" svg:height="1.817cm" svg:x="15.932cm" svg:y="11.099cm">
          <draw:image xlink:href="Pictures/1000486F00003C10000088D55C45ABCA50F479FF.svg" xlink:type="simple" xlink:show="embed" xlink:actuate="onLoad" loext:mime-type="image/svg+xml">
            <text:p/>
          </draw:image>
          <draw:image xlink:href="Pictures/10000201000001D40000042B4F77F277A3CA7838.png" xlink:type="simple" xlink:show="embed" xlink:actuate="onLoad" loext:mime-type="image/png"/>
        </draw:frame>
        <draw:frame draw:style-name="gr3" draw:text-style-name="P2" draw:layer="layout" svg:width="0.805cm" svg:height="1.817cm" svg:x="15.932cm" svg:y="14.644cm">
          <draw:image xlink:href="Pictures/1000486F00003C10000088D55C45ABCA50F479FF.svg" xlink:type="simple" xlink:show="embed" xlink:actuate="onLoad" loext:mime-type="image/svg+xml">
            <text:p/>
          </draw:image>
          <draw:image xlink:href="Pictures/10000201000001D40000042B4F77F277A3CA7838.png" xlink:type="simple" xlink:show="embed" xlink:actuate="onLoad" loext:mime-type="image/png"/>
        </draw:frame>
        <draw:frame draw:style-name="gr2" draw:text-style-name="P1" draw:layer="layout" svg:width="1.43cm" svg:height="3.165cm" svg:x="13.716cm" svg:y="9.941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  <draw:frame draw:style-name="gr2" draw:text-style-name="P1" draw:layer="layout" svg:width="1.448cm" svg:height="3.164cm" svg:x="14.062cm" svg:y="14.336cm">
          <draw:image xlink:href="Pictures/1000115F00001DA2000023F477C99BA2107F3501.svg" xlink:type="simple" xlink:show="embed" xlink:actuate="onLoad" loext:mime-type="image/svg+xml">
            <text:p/>
          </draw:image>
          <draw:image xlink:href="Pictures/100002010000011F0000015C580EFF8D97A06687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10:02:19.530823743</meta:creation-date>
    <dc:date>2018-12-16T17:51:39.680572183</dc:date>
    <meta:editing-duration>PT57M18S</meta:editing-duration>
    <meta:editing-cycles>8</meta:editing-cycles>
    <meta:generator>LibreOffice/6.1.3.2$Linux_X86_64 LibreOffice_project/10$Build-2</meta:generator>
    <meta:document-statistic meta:object-count="13"/>
  </office:meta>
</office:document-meta>
</file>